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17f22" officeooo:paragraph-rsid="00017f22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28c6f" officeooo:paragraph-rsid="00028c6f" style:font-size-asian="28pt" style:font-size-complex="28pt"/>
    </style:style>
    <style:style style:name="T1" style:family="text">
      <style:text-properties officeooo:rsid="00028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7-11th <text:span text:style-name="T1">Gen</text:span></text:p>
      <text:p text:style-name="P1"/>
      <text:p text:style-name="P2">No Batte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draw:fill="non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09-24T08:36:41.048123000</meta:print-date>
    <dc:date>2025-09-24T08:37:24.929021100</dc:date>
    <meta:editing-duration>PT5M24S</meta:editing-duration>
    <meta:editing-cycles>1</meta:editing-cycles>
    <meta:document-statistic meta:table-count="0" meta:image-count="0" meta:object-count="0" meta:page-count="1" meta:paragraph-count="2" meta:word-count="4" meta:character-count="21" meta:non-whitespace-character-count="19"/>
    <meta:generator>LibreOffice/25.8.1.1$Windows_X86_64 LibreOffice_project/54047653041915e595ad4e45cccea684809c77b5</meta:generator>
  </office:meta>
</office:document-meta>
</file>